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5.228cm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8cm"/>
    </style:style>
    <style:style style:name="gr3" style:family="graphic" style:parent-style-name="standard">
      <style:graphic-properties draw:textarea-horizontal-align="justify" draw:textarea-vertical-align="middle" draw:auto-grow-height="false" fo:min-height="1.828cm" fo:min-width="3.7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7.1cm"/>
    </style:style>
    <style:style style:name="gr6" style:family="graphic" style:parent-style-name="standard">
      <style:graphic-properties draw:textarea-horizontal-align="justify" draw:textarea-vertical-align="middle" draw:auto-grow-height="false" fo:min-height="2.144cm" fo:min-width="5.482cm"/>
    </style:style>
    <style:style style:name="gr7" style:family="graphic" style:parent-style-name="standard">
      <style:graphic-properties draw:textarea-horizontal-align="justify" draw:textarea-vertical-align="middle" draw:auto-grow-height="false" fo:min-height="1.236cm" fo:min-width="3.9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1cm" svg:height="3.3cm" svg:x="6.1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5cm" svg:height="3.3cm" svg:x="1.5cm" svg:y="5.3cm">
          <text:p text:style-name="P1">a = 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3.3cm" svg:x="1.4cm" svg:y="9.5cm">
          <text:p text:style-name="P1">b = 5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8cm" svg:height="3.3cm" svg:x="13cm" svg:y="5.4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6.8cm" svg:height="3.3cm" svg:x="12.4cm" svg:y="9.6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14.2cm" svg:y1="2.75cm" svg:x2="16.4cm" svg:y2="5.4cm" draw:start-shape="id1" draw:end-shape="id2" svg:d="M14200 2750l2200 2650" svg:viewBox="0 0 2201 2651">
          <text:p/>
        </draw:connector>
        <draw:connector draw:style-name="gr4" draw:text-style-name="P2" draw:layer="layout" draw:type="line" svg:x1="16.4cm" svg:y1="8.7cm" svg:x2="16.65cm" svg:y2="9.6cm" draw:start-shape="id2" draw:end-shape="id3" draw:end-glue-point="4" svg:d="M16400 8700l250 900" svg:viewBox="0 0 251 901">
          <text:p/>
        </draw:connector>
        <draw:custom-shape draw:style-name="gr5" draw:text-style-name="P1" xml:id="id4" draw:id="id4" draw:layer="layout" svg:width="7.6cm" svg:height="4.4cm" svg:x="11.2cm" svg:y="15cm">
          <text:p text:style-name="P1">suma = a + b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9.5cm" svg:height="3.8cm" svg:x="9.5cm" svg:y="20.8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15.8cm" svg:y1="12.9cm" svg:x2="15cm" svg:y2="15cm" draw:start-shape="id3" draw:start-glue-point="8" draw:end-shape="id4" svg:d="M15800 12900l-800 2100" svg:viewBox="0 0 801 2101">
          <text:p/>
        </draw:connector>
        <draw:connector draw:style-name="gr4" draw:text-style-name="P2" draw:layer="layout" draw:type="line" svg:x1="15cm" svg:y1="19.4cm" svg:x2="15.438cm" svg:y2="20.8cm" draw:start-shape="id4" draw:end-shape="id5" draw:end-glue-point="4" svg:d="M15000 19400l438 1400" svg:viewBox="0 0 439 1401">
          <text:p/>
        </draw:connector>
        <draw:custom-shape draw:style-name="gr7" draw:text-style-name="P1" xml:id="id6" draw:id="id6" draw:layer="layout" svg:width="6.3cm" svg:height="2.1cm" svg:x="9.5cm" svg:y="2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4.25cm" svg:y1="24.6cm" svg:x2="12.65cm" svg:y2="26cm" draw:start-shape="id5" draw:start-glue-point="8" draw:end-shape="id6" svg:d="M14250 24600l-1600 1400" svg:viewBox="0 0 16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4.408963226</meta:creation-date>
    <dc:date>2019-10-31T12:20:24.453869609</dc:date>
    <meta:editing-duration>PT4M10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